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aa696" officeooo:paragraph-rsid="001aa696"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bold" officeooo:rsid="001aa696" officeooo:paragraph-rsid="001aa696" style:font-size-asian="15.75pt" style:font-weight-asian="bold" style:font-size-complex="18pt" style:font-weight-complex="bold"/>
    </style:style>
    <style:style style:name="P3" style:family="paragraph" style:parent-style-name="Standard">
      <style:paragraph-properties fo:line-height="150%" fo:text-align="start" style:justify-single-word="false"/>
      <style:text-properties fo:font-size="15pt" style:text-underline-style="none" fo:font-weight="normal" officeooo:rsid="001aa696" officeooo:paragraph-rsid="001aa696" style:font-size-asian="13.1000003814697pt" style:font-weight-asian="normal" style:font-size-complex="15pt" style:font-weight-complex="normal"/>
    </style:style>
    <style:style style:name="P4" style:family="paragraph" style:parent-style-name="Standard">
      <style:paragraph-properties fo:line-height="150%" fo:text-align="start" style:justify-single-word="false"/>
      <style:text-properties officeooo:paragraph-rsid="001b1ca4"/>
    </style:style>
    <style:style style:name="P5" style:family="paragraph" style:parent-style-name="Standard">
      <style:paragraph-properties fo:line-height="150%" fo:text-align="start" style:justify-single-word="false"/>
      <style:text-properties officeooo:paragraph-rsid="001b1ca4"/>
    </style:style>
    <style:style style:name="T1" style:family="text">
      <style:text-properties officeooo:rsid="001b1ca4"/>
    </style:style>
    <style:style style:name="T2" style:family="text">
      <style:text-properties fo:font-weight="bold" style:font-weight-asian="bold" style:font-weight-complex="bold"/>
    </style:style>
    <style:style style:name="T3" style:family="text">
      <style:text-properties fo:font-weight="bold" officeooo:rsid="001b1ca4" style:font-weight-asian="bold" style:font-weight-complex="bold"/>
    </style:style>
    <style:style style:name="T4" style:family="text">
      <style:text-properties fo:font-size="15pt" style:text-underline-style="none" fo:font-weight="bold" officeooo:rsid="001b1ca4" style:font-size-asian="13.1000003814697pt" style:font-weight-asian="bold" style:font-size-complex="15pt" style:font-weight-complex="bold"/>
    </style:style>
    <style:style style:name="T5" style:family="text">
      <style:text-properties fo:font-size="15pt" style:text-underline-style="none" fo:font-weight="bold" officeooo:rsid="001ca668" style:font-size-asian="13.1000003814697pt" style:font-weight-asian="bold" style:font-size-complex="15pt" style:font-weight-complex="bold"/>
    </style:style>
    <style:style style:name="T6" style:family="text">
      <style:text-properties fo:font-size="15pt" style:text-underline-style="none" fo:font-weight="normal" officeooo:rsid="001bdae0" style:font-size-asian="13.1000003814697pt" style:font-weight-asian="normal" style:font-size-complex="15pt" style:font-weight-complex="normal"/>
    </style:style>
    <style:style style:name="T7" style:family="text">
      <style:text-properties fo:font-size="15pt" style:text-underline-style="none" fo:font-weight="normal" officeooo:rsid="001b1ca4" style:font-size-asian="13.1000003814697pt" style:font-weight-asian="normal" style:font-size-complex="15pt" style:font-weight-complex="normal"/>
    </style:style>
    <style:style style:name="T8" style:family="text">
      <style:text-properties fo:font-size="15pt" style:text-underline-style="none" fo:font-weight="normal" officeooo:rsid="001ca668" style:font-size-asian="13.1000003814697pt" style:font-weight-asian="normal" style:font-size-complex="15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Tema 1 (Aplicaciones Multimedia)</text:p>
      <text:p text:style-name="P1"/>
      <text:p text:style-name="P2"/>
      <text:p text:style-name="P3"><text:span text:style-name="T3">1</text:span>. En el caso de crear una aplicación para un dispositivo android utilizaría el lenguaje de programación Java, ya que me da la facilidad de que sea compatible con la mayoría de los dispositivos móviles que hay en el mundo, y no solo con los dispositivos móviles, sino también con sistemas empotrados como los sistemas incorporados en los coches de media/alta gama, neveras, relojes inteligentes,etc… En resumen, elegiría este lenguaje porque está presente en un montón de dispositivos(mundialmente hablando) y el problema con compatibilidad sería mínimo ya que la mayoría de aplicaciones de los dispositivos y el propio sistema Android está programado en Java.</text:p>
      <text:p text:style-name="P3"/>
      <text:p text:style-name="P3"><text:span text:style-name="T2">2.</text:span> <text:span text:style-name="T1">Uno de los lenguajes más rápido para ejecutar en un dispositivo móvil es python, ya que tiene una sintaxis sencilla y al tener una sintaxis sencilla, ahorra tiempo y recursos en el dispositivo. Sin embargo, Java también es un lenguaje bastante rápido, pero el problema que tiene es que es un lenguaje interpretado, por lo que la máquina virtual de java si que consume un poco más de recursos en el teléfono. Por otro lado, podríamos decir que el lenguaje de programación más rápido para ejecutar en un teléfono es C++ ya que es un lenguaje compilado y no es necesario el uso de una maquina virtual que tenga que traducir el código como en el caso de Java, pero lo malo de usar este lenguaje, es que para las personas más principiantes, es muy difícil de aprender y muy difícil de detectar errores puesto que no se dan mensajes ni de errores ni de excepción.</text:span></text:p>
      <text:p text:style-name="P3"/>
      <text:p text:style-name="P3"/>
      <text:p text:style-name="P3"/>
      <text:p text:style-name="P3"/>
      <text:p text:style-name="P4"><text:soft-page-break/><text:span text:style-name="T4">3.</text:span><text:span text:style-name="T7"> </text:span><text:span text:style-name="T6"><text:s/></text:span><text:span text:style-name="T8">Algunos de los </text:span><text:span text:style-name="T6">frameworks más utilizados en la actualidad para desarrollar aplicaciones son los siguientes:</text:span></text:p>
      <text:p text:style-name="P4"><text:span text:style-name="T6"/></text:p>
      <text:p text:style-name="P4"><text:span text:style-name="T6"><text:tab/>-</text:span></text:p>
      <text:p text:style-name="P4"><text:span text:style-name="T6"><text:tab/>-</text:span></text:p>
      <text:p text:style-name="P4"><text:span text:style-name="T6"><text:tab/>-</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3T13:59:15.612000000</meta:creation-date>
    <dc:date>2020-09-27T17:15:24.257000000</dc:date>
    <meta:editing-duration>PT26M57S</meta:editing-duration>
    <meta:editing-cycles>2</meta:editing-cycles>
    <meta:generator>LibreOffice/7.0.1.2$Windows_X86_64 LibreOffice_project/7cbcfc562f6eb6708b5ff7d7397325de9e764452</meta:generator>
    <meta:document-statistic meta:table-count="0" meta:image-count="0" meta:object-count="0" meta:page-count="2" meta:paragraph-count="7" meta:word-count="285" meta:character-count="1680" meta:non-whitespace-character-count="1398"/>
  </office:meta>
</office:document-meta>
</file>